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2.621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1.893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4.062cm"/>
    </style:style>
    <style:style style:name="co10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Excel_20_Built-in_20_Normal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/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10" table:number-columns-repeated="1013" table:default-cell-style-name="Excel_20_Built-in_20_Normal"/>
        <table:table-row table:style-name="ro1">
          <table:table-cell office:value-type="string">
            <text:p>Número Pedido TRACEID</text:p>
          </table:table-cell>
          <table:table-cell office:value-type="string">
            <text:p>Número Pedido SAP</text:p>
          </table:table-cell>
          <table:table-cell office:value-type="string">
            <text:p>Fecha Pedido</text:p>
          </table:table-cell>
          <table:table-cell office:value-type="string">
            <text:p>Destino Pedido</text:p>
          </table:table-cell>
          <table:table-cell office:value-type="string">
            <text:p>Placa</text:p>
          </table:table-cell>
          <table:table-cell office:value-type="string">
            <text:p>Vehículo</text:p>
          </table:table-cell>
          <table:table-cell office:value-type="string">
            <text:p>Sub Total</text:p>
          </table:table-cell>
          <table:table-cell table:number-columns-repeated="1017"/>
        </table:table-row>
        <table:table-row table:style-name="ro1">
          <table:table-cell office:value-type="string">
            <text:p>2898</text:p>
          </table:table-cell>
          <table:table-cell office:value-type="string">
            <text:p>13478</text:p>
          </table:table-cell>
          <table:table-cell office:value-type="string">
            <text:p>14/2/2018</text:p>
          </table:table-cell>
          <table:table-cell office:value-type="string">
            <text:p>CENADA EXPRESS</text:p>
          </table:table-cell>
          <table:table-cell office:value-type="string">
            <text:p>CL-821211</text:p>
          </table:table-cell>
          <table:table-cell office:value-type="string">
            <text:p>Hyundai 2004-Porter</text:p>
          </table:table-cell>
          <table:table-cell office:value-type="string">
            <text:p>57928,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ódigo</text:p>
          </table:table-cell>
          <table:table-cell office:value-type="string">
            <text:p>Lote</text:p>
          </table:table-cell>
          <table:table-cell office:value-type="string">
            <text:p>Descripción</text:p>
          </table:table-cell>
          <table:table-cell office:value-type="string">
            <text:p>Unidad Alisto</text:p>
          </table:table-cell>
          <table:table-cell office:value-type="string">
            <text:p>UA Detalle</text:p>
          </table:table-cell>
          <table:table-cell office:value-type="string">
            <text:p>SSCC</text:p>
          </table:table-cell>
          <table:table-cell office:value-type="string">
            <text:p>Pedido</text:p>
          </table:table-cell>
          <table:table-cell office:value-type="string">
            <text:p>Alistado</text:p>
          </table:table-cell>
          <table:table-cell office:value-type="string">
            <text:p>UnidadMedida</text:p>
          </table:table-cell>
          <table:table-cell office:value-type="string">
            <text:p>Costo</text:p>
          </table:table-cell>
          <table:table-cell office:value-type="string">
            <text:p>Total</text:p>
          </table:table-cell>
          <table:table-cell table:number-columns-repeated="1013"/>
        </table:table-row>
        <table:table-row table:style-name="ro1">
          <table:table-cell office:value-type="string">
            <text:p>1002</text:p>
          </table:table-cell>
          <table:table-cell office:value-type="string">
            <text:p>220118</text:p>
          </table:table-cell>
          <table:table-cell office:value-type="string">
            <text:p>HARINA PARA PIZZA</text:p>
          </table:table-cell>
          <table:table-cell office:value-type="float" office:value="6">
            <text:p>6</text:p>
          </table:table-cell>
          <table:table-cell office:value-type="string">
            <text:p>Bulto Harina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1002-Kilogramo</text:p>
          </table:table-cell>
          <table:table-cell office:value-type="float" office:value="360.56">
            <text:p>360,56</text:p>
          </table:table-cell>
          <table:table-cell office:value-type="float" office:value="10816.8">
            <text:p>10816,8</text:p>
          </table:table-cell>
          <table:table-cell table:number-columns-repeated="1013"/>
        </table:table-row>
        <table:table-row table:style-name="ro1">
          <table:table-cell office:value-type="string">
            <text:p>12002</text:p>
          </table:table-cell>
          <table:table-cell office:value-type="string">
            <text:p>BS-222509</text:p>
          </table:table-cell>
          <table:table-cell office:value-type="string">
            <text:p>ESPECIE PARA SPAGUETTI</text:p>
          </table:table-cell>
          <table:table-cell office:value-type="float" office:value="4">
            <text:p>4</text:p>
          </table:table-cell>
          <table:table-cell office:value-type="string">
            <text:p>12002-Bolsa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2002-Kilogramo</text:p>
          </table:table-cell>
          <table:table-cell office:value-type="float" office:value="1514.98">
            <text:p>1514,9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19020</text:p>
          </table:table-cell>
          <table:table-cell office:value-type="string">
            <text:p>017033</text:p>
          </table:table-cell>
          <table:table-cell office:value-type="string">
            <text:p>QUESO PARMESANO EN SOBRES</text:p>
          </table:table-cell>
          <table:table-cell office:value-type="float" office:value="1">
            <text:p>1</text:p>
          </table:table-cell>
          <table:table-cell office:value-type="string">
            <text:p>Caja E. BELEN</text:p>
          </table:table-cell>
          <table:table-cell office:value-type="float" office:value="141">
            <text:p>141</text:p>
          </table:table-cell>
          <table:table-cell table:number-columns-repeated="2" office:value-type="float" office:value="750">
            <text:p>750</text:p>
          </table:table-cell>
          <table:table-cell office:value-type="string">
            <text:p>19020-BolsitaE.BELEN</text:p>
          </table:table-cell>
          <table:table-cell office:value-type="float" office:value="22.98">
            <text:p>22,98</text:p>
          </table:table-cell>
          <table:table-cell office:value-type="float" office:value="17235">
            <text:p>17235</text:p>
          </table:table-cell>
          <table:table-cell table:number-columns-repeated="1013"/>
        </table:table-row>
        <table:table-row table:style-name="ro1">
          <table:table-cell office:value-type="string">
            <text:p>19024</text:p>
          </table:table-cell>
          <table:table-cell office:value-type="string">
            <text:p>322AF7</text:p>
          </table:table-cell>
          <table:table-cell office:value-type="string">
            <text:p>SPRAY ANTIADERENTE</text:p>
          </table:table-cell>
          <table:table-cell office:value-type="float" office:value="1">
            <text:p>1</text:p>
          </table:table-cell>
          <table:table-cell office:value-type="string">
            <text:p>Caja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19024-Lata</text:p>
          </table:table-cell>
          <table:table-cell office:value-type="float" office:value="1544.46">
            <text:p>1544,46</text:p>
          </table:table-cell>
          <table:table-cell office:value-type="float" office:value="18533.52">
            <text:p>18533,52</text:p>
          </table:table-cell>
          <table:table-cell table:number-columns-repeated="1013"/>
        </table:table-row>
        <table:table-row table:style-name="ro1">
          <table:table-cell office:value-type="string">
            <text:p>4501</text:p>
          </table:table-cell>
          <table:table-cell office:value-type="string">
            <text:p>118316-00</text:p>
          </table:table-cell>
          <table:table-cell office:value-type="string">
            <text:p>CAJA RECTANGULAR PARA PIZZA</text:p>
          </table:table-cell>
          <table:table-cell office:value-type="float" office:value="1">
            <text:p>1</text:p>
          </table:table-cell>
          <table:table-cell office:value-type="string">
            <text:p>Paquete</text:p>
          </table:table-cell>
          <table:table-cell office:value-type="float" office:value="141">
            <text:p>141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4501-Caja</text:p>
          </table:table-cell>
          <table:table-cell office:value-type="float" office:value="226.87">
            <text:p>226,87</text:p>
          </table:table-cell>
          <table:table-cell office:value-type="float" office:value="11343.5">
            <text:p>11343,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o necesario</text:p>
          </table:table-cell>
          <table:table-cell table:number-columns-repeated="3"/>
          <table:table-cell office:value-type="string">
            <text:p>Pendiente|| Intentar agregar el idInterno SSCC al gestor en la etiqueta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Validar los cost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comodar para imprimir en horizontal ***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tentar imprimir los reportes desde el navegador**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CR">
      <number:number number:min-integer-digits="1"/>
    </number:number-style>
    <number:number-style style:name="N8106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6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7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08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09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R">
      <number:day number:style="long"/>
      <number:text>-</number:text>
      <number:month number:textual="true"/>
    </number:date-style>
    <number:date-style style:name="N8112" number:language="es" number:country="CR">
      <number:month number:textual="true"/>
      <number:text>-</number:text>
      <number:year/>
    </number:date-style>
    <number:date-style style:name="N8113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R">
      <number:number number:decimal-places="0" number:min-integer-digits="1" number:grouping="true"/>
      <number:text> </number:text>
    </number:number-style>
    <number:number-style style:name="N8114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R">
      <number:number number:decimal-places="0" number:min-integer-digits="1" number:grouping="true"/>
      <number:text> </number:text>
    </number:number-style>
    <number:number-style style:name="N8115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R">
      <number:number number:decimal-places="2" number:min-integer-digits="1" number:grouping="true"/>
      <number:text> </number:text>
    </number:number-style>
    <number:number-style style:name="N8116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R">
      <number:number number:decimal-places="2" number:min-integer-digits="1" number:grouping="true"/>
      <number:text> </number:text>
    </number:number-style>
    <number:number-style style:name="N8117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R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R">
      <number:text> - </number:text>
    </number:number-style>
    <number:text-style style:name="N8118" number:language="es" number:country="C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CR">
      <number:text> ₡</number:text>
      <number:number number:decimal-places="0" number:min-integer-digits="1" number:grouping="true"/>
      <number:text> </number:text>
    </number:number-style>
    <number:number-style style:name="N8119P1" style:volatile="true" number:language="es" number:country="CR">
      <number:text> ₡(</number:text>
      <number:number number:decimal-places="0" number:min-integer-digits="1" number:grouping="true"/>
      <number:text>)</number:text>
    </number:number-style>
    <number:number-style style:name="N8119P2" style:volatile="true" number:language="es" number:country="CR">
      <number:text> ₡- </number:text>
    </number:number-style>
    <number:text-style style:name="N8119" number:language="es" number:country="C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R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R">
      <number:text> -</number:text>
      <number:number number:decimal-places="0" number:min-integer-digits="0"/>
      <number:text> </number:text>
    </number:number-style>
    <number:text-style style:name="N8120" number:language="es" number:country="C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CR">
      <number:text> ₡</number:text>
      <number:number number:decimal-places="2" number:min-integer-digits="1" number:grouping="true"/>
      <number:text> </number:text>
    </number:number-style>
    <number:number-style style:name="N8121P1" style:volatile="true" number:language="es" number:country="CR">
      <number:text> ₡(</number:text>
      <number:number number:decimal-places="2" number:min-integer-digits="1" number:grouping="true"/>
      <number:text>)</number:text>
    </number:number-style>
    <number:number-style style:name="N8121P2" style:volatile="true" number:language="es" number:country="CR">
      <number:text> ₡-</number:text>
      <number:number number:decimal-places="0" number:min-integer-digits="0"/>
      <number:text> </number:text>
    </number:number-style>
    <number:text-style style:name="N8121" number:language="es" number:country="C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R">
      <number:minutes number:style="long"/>
      <number:text>:</number:text>
      <number:seconds number:style="long"/>
    </number:time-style>
    <number:time-style style:name="N8123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R">
      <number:minutes number:style="long"/>
      <number:text>:</number:text>
      <number:seconds number:style="long" number:decimal-places="1"/>
    </number:time-style>
    <number:number-style style:name="N8125" number:language="es" number:country="C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14/02/2018</text:date>, <text:time>14:58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4T14:58:13.60</dc:date>
    <meta:generator>OpenOffice/4.1.3$Win32 OpenOffice.org_project/413m1$Build-9783</meta:generator>
    <meta:editing-duration>PT20M28S</meta:editing-duration>
    <meta:editing-cycles>1</meta:editing-cycles>
    <meta:document-statistic meta:table-count="1" meta:cell-count="85" meta:object-count="0"/>
  </office:meta>
</office:document-meta>
</file>